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 text:is-list-header="true">1. ¿Qué es un Sistema de Base de Datos Distribuida (DDBS)?</text:h>
      <text:p text:style-name="P1">Un <text:span text:style-name="Strong_20_Emphasis">Sistema de Base de Datos Distribuida (DDBS)</text:span> combina dos áreas muy importantes:<text:span text:style-name="T1"> las </text:span><text:span text:style-name="Strong_20_Emphasis"><text:span text:style-name="T1">bases de datos</text:span></text:span><text:span text:style-name="T1"> y las </text:span><text:span text:style-name="Strong_20_Emphasis"><text:span text:style-name="T1">redes de computadoras</text:span></text:span><text:span text:style-name="T1">. A diferencia del manejo tradicional de archivos, donde cada aplicación guarda su propia información y eso genera duplicidad y desorden, un DDBS busca </text:span><text:span text:style-name="Strong_20_Emphasis"><text:span text:style-name="T1">administrar los datos de forma conjunta</text:span></text:span><text:span text:style-name="T1">, aunque estén repartidos en distintos lugares.</text:span></text:p>
      <text:p text:style-name="P1"><text:span text:style-name="T1">En pocas palabras, un DDBS es un </text:span><text:span text:style-name="Strong_20_Emphasis"><text:span text:style-name="T1">conjunto de bases de datos que están conectadas entre sí a través de una red</text:span></text:span><text:span text:style-name="T1">, </text:span>pero que para el usuario funcionan como si fueran una sola. El programa que se encarga de controlarlas se llam<text:span text:style-name="T1">a </text:span><text:span text:style-name="Strong_20_Emphasis"><text:span text:style-name="T1">sistema de gestión de bases de datos distribuidas</text:span></text:span><text:span text:style-name="T1">.</text:span></text:p>
      <text:p text:style-name="P1"><text:span text:style-name="Strong_20_Emphasis"><text:span text:style-name="T2">Integración sin centralización:</text:span></text:span><text:span text:style-name="Strong_20_Emphasis"><text:span text:style-name="T1"> </text:span></text:span>El propósito principal de esta tecnología no es concentrar todos los datos en un solo sitio, sino <text:span text:style-name="Strong_20_Emphasis"><text:span text:style-name="T1">mantenerlos integrados sin necesidad de centralizarlos</text:span></text:span><text:span text:style-name="T1">.</text:span> Así, los usuarios pueden acceder a la información sin importar dónde esté almacenada físicamente.</text:p>
      <text:p text:style-name="P1"><text:span text:style-name="Strong_20_Emphasis">Distribución física: </text:span>Para que un sistema se considere distribuido, los datos deben estar realmente repartidos entre varios equipos de la red. Si toda la base de datos está en una sola computadora, aunque esté conectada, no es un DDBS. Tampoco lo es un simple conjunto de archivos distribuidos sin una estructura lógica común.</text:p>
      <text:p text:style-name="P1"><text:span text:style-name="Strong_20_Emphasis">Diferencia con los sistemas paralelos: </text:span>Los DDBS se distinguen de los sistemas de bases de datos paralelas porque estos últimos funcionan en entornos más homogéneos (por ejemplo, multiprocesadores), mientras que los DDBS operan en redes con distintos tipos de hardware y software.</text:p>
      <text:h text:style-name="Heading_20_4" text:outline-level="4" text:is-list-header="true">2. Promesas y Ventajas de los DDBS</text:h>
      <text:p text:style-name="P1">Los sistemas distribuidos ofrecen varias ventajas importantes:</text:p>
      <text:p text:style-name="P2">a) Gestión transparente de datos distribuidos y replicados</text:p>
      <text:p text:style-name="P1">La <text:span text:style-name="Strong_20_Emphasis"><text:span text:style-name="T1">transparencia</text:span></text:span> consiste en que el usuario no tenga que preocuparse por los detalles técnicos del sistema. Puede consultar o modificar datos sin saber dónde están almacenados ni cómo se organizan. Existen varios tipos:</text:p>
      <text:list text:style-name="L1">
        <text:list-item>
          <text:p text:style-name="P3"><text:span text:style-name="Strong_20_Emphasis">Independencia de los datos:</text:span> Los cambios en la estructura física o lógica de los datos no afectan el funcionamiento de las aplicaciones.</text:p>
        </text:list-item>
        <text:list-item>
          <text:p text:style-name="P3"><text:span text:style-name="Strong_20_Emphasis">Transparencia de red o distribución:</text:span> Los usuarios pueden trabajar como si todo estuviera en una sola base de datos, sin conocer la ubicación real de los datos.</text:p>
        </text:list-item>
        <text:list-item>
          <text:p text:style-name="P3"><text:span text:style-name="Strong_20_Emphasis">Transparencia de replicación:</text:span> Si hay copias de los mismos datos en diferentes lugares, el sistema se encarga de mantenerlas actualizadas y el usuario percibe una sola versión.</text:p>
        </text:list-item>
        <text:list-item>
          <text:p text:style-name="P3"><text:span text:style-name="Strong_20_Emphasis">Transparencia de fragmentación:</text:span> Permite dividir las tablas en partes (fragmentos) y distribuirlas. Aun así, el usuario sigue trabajando con ellas como si fueran una sola.</text:p>
        </text:list-item>
      </text:list>
      <text:p text:style-name="P2"><text:soft-page-break/>b) Fiabilidad mediante transacciones distribuidas</text:p>
      <text:p text:style-name="P1">Un DDBS es más <text:span text:style-name="Strong_20_Emphasis"><text:span text:style-name="T1">confiable</text:span></text:span>, ya que no depende de un solo servidor. Si un sitio deja de funcionar, los demás pueden seguir operando. Esto se logra mediante <text:span text:style-name="Strong_20_Emphasis"><text:span text:style-name="T1">transacciones</text:span></text:span><text:span text:style-name="Strong_20_Emphasis"> </text:span><text:span text:style-name="Strong_20_Emphasis"><text:span text:style-name="T1">distribuidas</text:span></text:span>, que garantizan que todas las operaciones se realicen correctamente en todos los nodos, incluso si ocurre un fallo o hay varios usuarios accediendo al mismo tiempo.</text:p>
      <text:p text:style-name="P2">c) Mejor rendimiento</text:p>
      <text:p text:style-name="P1">El rendimiento mejora principalmente por dos razones:</text:p>
      <text:list text:style-name="L2">
        <text:list-item>
          <text:p text:style-name="P4"><text:span text:style-name="Strong_20_Emphasis">Localización de datos:</text:span> Al guardar los datos cerca del lugar donde se usan, se reducen los tiempos de comunicación y el uso de recursos.</text:p>
        </text:list-item>
        <text:list-item>
          <text:p text:style-name="P4"><text:span text:style-name="Strong_20_Emphasis">Paralelismo:</text:span> Se pueden ejecutar varias consultas al mismo tiempo en distintos nodos o dividir una consulta compleja en partes que se procesan en paralelo.</text:p>
        </text:list-item>
      </text:list>
      <text:p text:style-name="P2">d) Facilidad de expansión</text:p>
      <text:p text:style-name="P1">Un sistema distribuido es<text:span text:style-name="T1"> </text:span><text:span text:style-name="Strong_20_Emphasis"><text:span text:style-name="T1">más fácil de escalar</text:span></text:span><text:span text:style-name="T1">. </text:span>En lugar de tener que cambiar un servidor por uno más potente, se pueden agregar nuevos equipos a la red según sea necesario. Esto resulta más económico y flexible, especialmente con el avance de los microcomputadores y estaciones de trabajo.</text:p>
      <text:h text:style-name="Heading_20_4" text:outline-level="4">3. Complicaciones y Desafíos de la Distribución</text:h>
      <text:p text:style-name="P1">Aunque los DDBS ofrecen muchas ventajas, también presentan varios retos:</text:p>
      <text:list text:style-name="L3">
        <text:list-item>
          <text:p text:style-name="P5"><text:span text:style-name="Strong_20_Emphasis">Gestión de datos replicados:</text:span> Es necesario mantener todas las copias actualizadas para evitar inconsistencias.</text:p>
        </text:list-item>
        <text:list-item>
          <text:p text:style-name="P5"><text:span text:style-name="Strong_20_Emphasis">Recuperación ante fallos:</text:span> Si un sitio o una conexión falla durante una transacción, el sistema debe garantizar que los datos sigan siendo correctos cuando se recupere.</text:p>
        </text:list-item>
        <text:list-item>
          <text:p text:style-name="P5"><text:span text:style-name="Strong_20_Emphasis">Sincronización:</text:span> Coordinar operaciones entre distintos nodos es más complicado, ya que cada uno puede tener información diferente sobre el estado de los demás.</text:p>
        </text:list-item>
      </text:list>
      <text:h text:style-name="Heading_20_4" text:outline-level="4" text:is-list-header="true">4. Aspectos Clave en el Diseño de un DDBS</text:h>
      <text:p text:style-name="P1">Diseñar un sistema distribuido requiere tomar varias decisiones importantes:</text:p>
      <text:list text:style-name="L4">
        <text:list-item>
          <text:p text:style-name="P6"><text:span text:style-name="Strong_20_Emphasis">Diseño de la base de datos distribuida:</text:span> Se debe definir cómo fragmentar y distribuir los datos para lograr un buen equilibrio entre rendimiento y costo.</text:p>
        </text:list-item>
        <text:list-item>
          <text:p text:style-name="P6"><text:span text:style-name="Strong_20_Emphasis">Gestión del directorio:</text:span> Es necesario decidir cómo manejar la información sobre la ubicación de los datos, ya sea de manera centralizada, distribuida o replicada.</text:p>
        </text:list-item>
        <text:list-item>
          <text:p text:style-name="P6"><text:span text:style-name="Strong_20_Emphasis">Procesamiento de consultas:</text:span> Se deben aplicar algoritmos eficientes que reduzcan los tiempos de respuesta y aprovechen el paralelismo.</text:p>
        </text:list-item>
        <text:list-item>
          <text:p text:style-name="P6"><text:soft-page-break/><text:span text:style-name="Strong_20_Emphasis">Control de concurrencia:</text:span> Permite que varios usuarios accedan a los datos simultáneamente sin afectar su integridad.</text:p>
        </text:list-item>
        <text:list-item>
          <text:p text:style-name="P6"><text:span text:style-name="Strong_20_Emphasis">Gestión de bloqueos (deadlocks):</text:span> Se deben aplicar mecanismos para prevenir o resolver conflictos cuando varias transacciones compiten por los mismos recursos.</text:p>
        </text:list-item>
        <text:list-item>
          <text:p text:style-name="P6"><text:span text:style-name="Strong_20_Emphasis">Fiabilidad:</text:span> Es importante contar con mecanismos que detecten fallos y mantengan la base de datos consistente incluso ante caídas del sistema o de la red.</text:p>
        </text:list-item>
        <text:list-item>
          <text:p text:style-name="P6"><text:span text:style-name="Strong_20_Emphasis">Control de replicación:</text:span> Se deben aplicar métodos para mantener la coherencia de las copias, ya sea actualizándolas al mismo tiempo (replicación ansiosa) o más tarde (replicación perezosa).</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238424"/>
    </style:style>
    <style:style style:name="MT2" style:family="text">
      <style:text-properties officeooo:rsid="0024ca8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Jorge López </text:span><text:span text:style-name="MT2">López <text:tab/><text:tab/></text:span>Bases de Datos Avanzadas</text:p>
      </style:header>
      <style:footer>
        <text:p text:style-name="MP2"><text:bookmark-start text:name="PageNumWizard_FOOTER_Estilo de página predeterminado2 Copia 1"/><text:page-number text:select-page="current">3</text:page-number><text:s/>/ <text:page-count>3</text:page-count><text:bookmark-end text:name="PageNumWizard_FOOTER_Estilo de página predeterminado2 Copia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00:12:06.857170140</meta:creation-date>
    <dc:date>2025-10-08T11:26:28.459514101</dc:date>
    <meta:editing-duration>PT42M40S</meta:editing-duration>
    <meta:editing-cycles>5</meta:editing-cycles>
    <meta:generator>LibreOffice/25.2.6.2$Linux_X86_64 LibreOffice_project/520$Build-2</meta:generator>
    <meta:document-statistic meta:table-count="0" meta:image-count="0" meta:object-count="0" meta:page-count="3" meta:paragraph-count="38" meta:word-count="861" meta:character-count="5461" meta:non-whitespace-character-count="4652"/>
  </office:meta>
</office:document-meta>
</file>